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1874in" loext:contextual-spacing="false" style:line-height-at-least="0.2291in"/>
      <style:text-properties fo:font-size="12pt"/>
    </style:style>
    <style:style style:name="P2" style:family="paragraph" style:parent-style-name="Text_20_body">
      <style:paragraph-properties fo:margin-top="0in" fo:margin-bottom="0.1874in" loext:contextual-spacing="false" style:line-height-at-least="0.2291in"/>
    </style:style>
    <style:style style:name="P3" style:family="paragraph" style:parent-style-name="Text_20_body">
      <loext:graphic-properties draw:fill="solid" draw:fill-color="#eeeeee" draw:opacity="100%"/>
      <style:paragraph-properties fo:margin-top="0in" fo:margin-bottom="0.1874in" loext:contextual-spacing="false" style:line-height-at-least="0.2291in" fo:text-align="center" style:justify-single-word="false" fo:background-color="#eeeeee" fo:padding="0in" fo:border="none"/>
      <style:text-properties officeooo:paragraph-rsid="000cbb4a"/>
    </style:style>
    <style:style style:name="P4" style:family="paragraph" style:parent-style-name="Text_20_body">
      <style:paragraph-properties fo:margin-top="0in" fo:margin-bottom="0.052in" loext:contextual-spacing="false" style:line-height-at-least="0.2291in"/>
      <style:text-properties fo:color="#777777" fo:font-size="9.75pt" officeooo:paragraph-rsid="000cbb4a"/>
    </style:style>
    <style:style style:name="P5" style:family="paragraph" style:parent-style-name="Text_20_body">
      <style:paragraph-properties fo:margin-left="0in" fo:margin-right="0.3126in" fo:margin-top="0.3126in" fo:margin-bottom="0.1874in" loext:contextual-spacing="false" style:line-height-at-least="0.2291in" fo:text-indent="0in" style:auto-text-indent="false"/>
      <style:text-properties fo:font-size="12pt"/>
    </style:style>
    <style:style style:name="P6" style:family="paragraph" style:parent-style-name="Heading_20_4">
      <style:paragraph-properties fo:margin-left="0.1874in" fo:margin-right="0.1874in" fo:margin-top="0.1874in" fo:margin-bottom="0.1874in" loext:contextual-spacing="false" style:line-height-at-least="0.25in" fo:text-indent="0in" style:auto-text-indent="false"/>
      <style:text-properties fo:font-size="13.5pt" fo:font-weight="bold"/>
    </style:style>
    <style:style style:name="P7" style:family="paragraph" style:parent-style-name="Heading_20_4">
      <style:paragraph-properties fo:margin-left="0.1874in" fo:margin-right="0.1874in" fo:margin-top="0.1874in" fo:margin-bottom="0.1874in" loext:contextual-spacing="false" style:line-height-at-least="0.25in" fo:text-indent="0in" style:auto-text-indent="false"/>
      <style:text-properties fo:font-size="13.5pt" fo:font-weight="bold" officeooo:paragraph-rsid="000cbb4a"/>
    </style:style>
    <style:style style:name="P8" style:family="paragraph" style:parent-style-name="Text_20_body">
      <style:paragraph-properties fo:margin-top="0in" fo:margin-bottom="0.1874in" loext:contextual-spacing="false" style:line-height-at-least="0.2291in"/>
      <style:text-properties fo:font-size="12pt" officeooo:rsid="000cbb4a" officeooo:paragraph-rsid="000cbb4a"/>
    </style:style>
    <style:style style:name="T1" style:family="text">
      <style:text-properties fo:font-size="12pt"/>
    </style:style>
    <style:style style:name="T2" style:family="text">
      <style:text-properties fo:font-size="12pt" officeooo:rsid="000cbb4a"/>
    </style:style>
    <style:style style:name="T3" style:family="text">
      <style:text-properties officeooo:rsid="000cbb4a"/>
    </style:style>
    <style:style style:name="T4" style:family="text">
      <style:text-properties officeooo:rsid="000dcf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llo <text:span text:style-name="T3">(Company Owner First Name, Last Name)</text:span>,</text:p>
      <text:p text:style-name="P1">Thank you for placing your order with us. We have received your information and are processing it now. We process orders the same day that we receive them. <text:span text:style-name="T3">You can check the status of any filings in process by selecting Pending Filings on your Dashpanel.</text:span></text:p>
      <text:h text:style-name="P7" text:outline-level="4">Your Order Details:</text:h>
      <text:p text:style-name="P4">Order placed on <text:span text:style-name="T3">(Date of when order is paid for)</text:span> </text:p>
      <text:p text:style-name="P8">(In Bullet points, list all filings and services ordered from summary)</text:p>
      <text:p text:style-name="P1">Your company, <text:span text:style-name="T3">(Name of Company being Filed)</text:span>, will be registered in <text:span text:style-name="T3">(State or States that are selected to be filed in)</text:span> within <text:span text:style-name="T3">(# of Days of the longest filing they order)</text:span>. We'll scan the filed documents to you the same day we receive them from the state. Any original documents sent back from the state will also be mailed to you after we scan and upload <text:span text:style-name="T4">them</text:span> to your online account. </text:p>
      <text:h text:style-name="P6" text:outline-level="4">How to use your account?</text:h>
      <text:p text:style-name="P2"><text:span text:style-name="T1">With your </text:span><text:a xlink:type="simple" xlink:href="https://www.wyomingagents.com/login" office:target-frame-name="_blank" xlink:show="new" text:style-name="Internet_20_link" text:visited-style-name="Visited_20_Internet_20_Link"><text:span text:style-name="T1">online account</text:span></text:a><text:span text:style-name="T1"> you can </text:span><text:span text:style-name="T2">Hire Us to </text:span><text:span text:style-name="T1">make a filing, </text:span><text:span text:style-name="T2">track your business compliance</text:span><text:span text:style-name="T1">, </text:span><text:span text:style-name="T2">set a custom event for us to remind you of,</text:span><text:span text:style-name="T1"> pay an invoice, utilize the tools and pro filing tips we provide you, and so much more.</text:span></text:p>
      <text:p text:style-name="P8">If you have other users, partners, or employees you would like to view your company information, check out our Shared Settings to invite people to create accounts and view your company! </text:p>
      <text:p text:style-name="P1">We will use the following email address to communicate with you, so it is advisable to set this address as trusted in your inbox, so emails from us don't land in your junk box:</text:p>
      <text:p text:style-name="P3"><text:a xlink:type="simple" xlink:href="mailto:agent@wyomingagents.com" text:style-name="Internet_20_link" text:visited-style-name="Visited_20_Internet_20_Link"><text:span text:style-name="T2">(</text:span></text:a><text:span text:style-name="T2">Website Support Email)</text:span></text:p>
      <text:p text:style-name="P1">Thank you for your business.</text:p>
      <text:p text:style-name="P8">(Website Signature Blo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08:33:06.456831032</meta:creation-date>
    <dc:date>2019-08-08T08:48:31.377749374</dc:date>
    <meta:editing-duration>PT9M45S</meta:editing-duration>
    <meta:editing-cycles>2</meta:editing-cycles>
    <meta:generator>LibreOffice/6.1.6.3$Linux_X86_64 LibreOffice_project/10$Build-3</meta:generator>
    <meta:document-statistic meta:table-count="0" meta:image-count="0" meta:object-count="0" meta:page-count="1" meta:paragraph-count="13" meta:word-count="271" meta:character-count="1503" meta:non-whitespace-character-count="1242"/>
  </office:meta>
</office:document-meta>
</file>